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subtitle">
      <style:graphic-properties draw:fill-color="#ffffff" fo:min-height="12.18cm"/>
      <style:paragraph-properties style:writing-mode="lr-tb"/>
    </style:style>
    <style:style style:name="pr8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tyle="italic"/>
    </style:style>
    <style:style style:name="T3" style:family="text">
      <style:text-properties fo:font-size="18pt" style:font-size-asian="15pt" style:font-size-complex="15pt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" style:family="text">
      <style:text-properties fo:color="#333333" loext:opacity="100%" style:text-outline="false" style:text-line-through-style="none" style:text-line-through-type="none" style:font-name="Noto Sans Regular" fo:font-size="16pt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" style:family="text">
      <style:text-properties fo:color="#333333" loext:opacity="100%" style:text-outline="false" style:text-line-through-style="none" style:text-line-through-type="none" style:font-name="Noto Sans Regular" fo:font-size="16pt" fo:font-style="italic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7" style:family="text">
      <style:text-properties fo:font-size="16pt" fo:font-style="italic" style:font-size-asian="14pt" style:font-size-complex="14pt"/>
    </style:style>
    <style:style style:name="T8" style:family="text">
      <style:text-properties fo:font-size="18pt" fo:font-style="italic" style:font-size-asian="15pt" style:font-size-complex="15pt"/>
    </style:style>
    <style:style style:name="T9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: Te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: B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ind</text:p>
          </draw:text-box>
        </draw:frame>
        <draw:frame presentation:style-name="pr7" draw:text-style-name="P2" draw:layer="layout" svg:width="24cm" svg:height="12.18cm" svg:x="2cm" svg:y="6cm" presentation:class="subtitle" presentation:user-transformed="true">
          <draw:text-box>
            <text:p>O bind é o principal software de servidor DNS disponível n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nstalando o bind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$ sudo apt update</text:p>
              </text:list-item>
              <text:list-item>
                <text:p>$ sudo apt install bind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458cm" presentation:class="title" presentation:user-transformed="true">
          <draw:text-box>
            <text:p>Configuração do bind</text:p>
          </draw:text-box>
        </draw:frame>
        <draw:frame presentation:style-name="pr5" draw:text-style-name="P1" draw:layer="layout" svg:width="24cm" svg:height="12.18cm" svg:x="1.565cm" svg:y="3.42cm" presentation:class="outline" presentation:user-transformed="true">
          <draw:text-box>
            <text:list text:style-name="L3">
              <text:list-item>
                <text:p>Os seus arquivos de configuração ficam em /etc/bind</text:p>
              </text:list-item>
              <text:list-item>
                <text:p>$ ls /<text:span text:style-name="T2">etc/</text:span>bind</text:p>
                <text:list>
                  <text:list-item>
                    <text:p>named.conf → Arquivo de configuração principal</text:p>
                  </text:list-item>
                  <text:list-item>
                    <text:p>named.conf.options → Define alguns parâmetros de configuração</text:p>
                  </text:list-item>
                  <text:list-item>
                    <text:p>named.conf.default-zones → Configurações de zona primária e zona reversa</text:p>
                  </text:list-item>
                </text:list>
              </text:list-item>
              <text:list-item>
                <text:p>No arquivo /<text:span text:style-name="T2">usr/</text:span>share/dns/root.hints é possível ver as informações dos root serv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Configurando o bind9 como um cache</text:p>
          </draw:text-box>
        </draw:frame>
        <draw:frame presentation:style-name="pr5" draw:text-style-name="P1" draw:layer="layout" svg:width="24cm" svg:height="12.18cm" svg:x="2cm" svg:y="5.22cm" presentation:class="outline" presentation:user-transformed="true">
          <draw:text-box>
            <text:list text:style-name="L3">
              <text:list-item>
                <text:p><text:span text:style-name="T3">Vamos inicialmente configurar o nosso servidor para simplesmente redirecionar as nossas consultas (servidor recursivo)</text:span></text:p>
              </text:list-item>
              <text:list-item>
                <text:p><text:span text:style-name="T3">Fazer backup do arquivo</text:span></text:p>
                <text:list>
                  <text:list-item>
                    <text:p text:style-name="P4"><text:span text:style-name="T4">$ sudo cp </text:span><text:span text:style-name="T5">/</text:span><text:span text:style-name="T6">etc/bind/named.conf.options </text:span><text:span text:style-name="T7">/etc/bind/named.conf.options.bkp</text:span></text:p>
                  </text:list-item>
                </text:list>
              </text:list-item>
              <text:list-item>
                <text:p><text:span text:style-name="T3">Editar o arquivo de opções</text:span></text:p>
                <text:list>
                  <text:list-item>
                    <text:p><text:span text:style-name="T3">$ sudo nano /</text:span><text:span text:style-name="T8">etc/bind/named.conf.options</text:span></text:p>
                  </text:list-item>
                </text:list>
              </text:list-item>
              <text:list-item>
                <text:p><text:span text:style-name="T8">Procurar pela seção “forwarders”</text:span></text:p>
              </text:list-item>
              <text:list-item>
                <text:p><text:span text:style-name="T8">Deixar assim:</text:span></text:p>
                <text:list>
                  <text:list-header>
                    <text:p><text:span text:style-name="T8">forwarders {</text:span></text:p>
                    <text:p><text:span text:style-name="T8"><text:s text:c="6"/></text:span><text:span text:style-name="T8">// 8.8.8.8 é o endereço IP do servidor DNS do google</text:span></text:p>
                    <text:list>
                      <text:list-header>
                        <text:p><text:span text:style-name="T8">8.8.8.8;</text:span></text:p>
                      </text:list-header>
                    </text:list>
                    <text:p><text:span text:style-name="T8">}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9">Testando o bind como recursivo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e o bind (para verificar que a resolução não está funcionando)</text:p>
                <text:list>
                  <text:list-header>
                    <text:p>$ dig @127.0.0.1 ifsul.edu.br</text:p>
                  </text:list-header>
                </text:list>
              </text:list-item>
              <text:list-item>
                <text:p>Inicie o bind</text:p>
                <text:list>
                  <text:list-header>
                    <text:p>$ sudo service bind9 start</text:p>
                  </text:list-header>
                </text:list>
              </text:list-item>
              <text:list-item>
                <text:p>Refaça o teste</text:p>
                <text:list>
                  <text:list-header>
                    <text:p text:style-name="P4">$ dig @127.0.0.1 ifsul.edu.b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Notas de aula do professor Marcelo Kwecko</text:p>
              </text:list-item>
              <text:list-item>
                <text:p>Notas de aula do professor Jefferson Silva. Disponíveis em: https://docente.ifrn.edu.br/jeffersonduarte/disciplinas/redes-de-computadores-e-aplicacoes/aulas/Aula%20-%20DNS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2H21S</meta:editing-duration>
    <meta:editing-cycles>310</meta:editing-cycles>
    <meta:generator>LibreOffice/7.3.7.2$Linux_X86_64 LibreOffice_project/30$Build-2</meta:generator>
    <dc:title>Impress</dc:title>
    <dc:date>2024-08-15T14:51:22.017553142</dc:date>
    <meta:document-statistic meta:object-count="70"/>
  </office:meta>
</office:document-meta>
</file>